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Regular" svg:font-family="'Noto Sans CJK JP Regular'" style:font-pitch="variable"/>
    <style:font-face style:name="メイリオ3" svg:font-family="メイリオ" style:font-pitch="variable"/>
    <style:font-face style:name="メイリオ4" svg:font-family="メイリオ" style:font-adornments="レギュラー" style:font-pitch="variable"/>
    <style:font-face style:name="メイリオ2" svg:font-family="メイリオ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メイリオ1" svg:font-family="メイリオ" style:font-adornments="標準" style:font-family-generic="roman" style:font-pitch="variable"/>
    <style:font-face style:name="FreeSans" svg:font-family="FreeSans" style:font-family-generic="system" style:font-pitch="variable"/>
    <style:font-face style:name="IPA P明朝" svg:font-family="'IPA P明朝'" style:font-family-generic="system" style:font-pitch="variable"/>
    <style:font-face style:name="メイリオ5" svg:font-family="メイリオ" style:font-family-generic="system" style:font-pitch="variable"/>
    <style:font-face style:name="メイリオ6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502cm"/>
    </style:style>
    <style:style style:name="gr2" style:family="graphic" style:parent-style-name="standard">
      <style:graphic-properties draw:stroke="solid" svg:stroke-color="#808080" draw:fill="solid" draw:fill-color="#e6e6ff" draw:textarea-horizontal-align="left" draw:auto-grow-height="true" draw:auto-grow-width="false" fo:min-height="8.563cm" fo:min-width="0cm"/>
    </style:style>
    <style:style style:name="gr3" style:family="graphic" style:parent-style-name="standard">
      <style:graphic-properties draw:stroke="solid" svg:stroke-color="#ff3366" draw:fill="solid" draw:fill-color="#e6e6ff" draw:textarea-horizontal-align="left" draw:auto-grow-height="true" draw:auto-grow-width="false" fo:min-height="1.165cm" fo:min-width="0cm"/>
    </style:style>
    <style:style style:name="gr4" style:family="graphic" style:parent-style-name="standard">
      <style:graphic-properties svg:stroke-color="#0084d1" draw:fill-color="#e6e6ff" draw:textarea-horizontal-align="justify" draw:textarea-vertical-align="middle" draw:auto-grow-height="false" fo:min-height="7.408cm" fo:min-width="18.52cm" fo:wrap-option="no-wrap"/>
    </style:style>
    <style:style style:name="gr5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695cm"/>
    </style:style>
    <style:style style:name="P1" style:family="paragraph">
      <loext:graphic-properties draw:fill="none" draw:fill-color="#ffffff"/>
    </style:style>
    <style:style style:name="P2" style:family="paragraph">
      <style:paragraph-properties fo:line-height="100%"/>
      <style:text-properties style:font-name="Noto Sans CJK JP Regular" style:font-name-asian="Noto Sans CJK JP Regular"/>
    </style:style>
    <style:style style:name="P3" style:family="paragraph">
      <loext:graphic-properties draw:fill="solid" draw:fill-color="#e6e6ff"/>
      <style:paragraph-properties fo:line-height="100%"/>
      <style:text-properties style:font-name="Noto Sans CJK JP Regular" fo:font-size="20pt" style:font-name-asian="Noto Sans CJK JP Regular" style:font-size-asian="20pt" style:font-size-complex="20pt"/>
    </style:style>
    <style:style style:name="P4" style:family="paragraph">
      <style:text-properties style:font-name="Noto Sans CJK JP Regular" style:font-name-asian="Noto Sans CJK JP Regular"/>
    </style:style>
    <style:style style:name="P5" style:family="paragraph">
      <loext:graphic-properties draw:fill="solid" draw:fill-color="#e6e6ff"/>
      <style:text-properties style:font-name="Noto Sans CJK JP Regular" fo:font-size="20pt" style:font-name-asian="Noto Sans CJK JP Regular" style:font-size-asian="20pt" style:font-size-complex="20pt"/>
    </style:style>
    <style:style style:name="P6" style:family="paragraph">
      <style:paragraph-properties fo:text-align="start"/>
      <style:text-properties style:font-name="Noto Sans CJK JP Regular" fo:font-size="20pt" style:font-name-asian="Noto Sans CJK JP Regular" style:font-size-asian="20pt" style:font-size-complex="20pt"/>
    </style:style>
    <style:style style:name="P7" style:family="paragraph">
      <loext:graphic-properties draw:fill-color="#e6e6ff"/>
      <style:paragraph-properties fo:text-align="start"/>
      <style:text-properties style:font-name="Noto Sans CJK JP Regular" fo:font-size="20pt" style:font-name-asian="Noto Sans CJK JP Regular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Noto Sans CJK JP Regular" style:font-name-asian="Noto Sans CJK JP Regular"/>
    </style:style>
    <style:style style:name="T1" style:family="text">
      <style:text-properties style:font-name="Noto Sans CJK JP Regular" fo:font-size="20pt" style:font-name-asian="Noto Sans CJK JP Regular" style:font-size-asian="20pt" style:font-size-complex="20pt"/>
    </style:style>
    <style:style style:name="T2" style:family="text">
      <style:text-properties style:font-name="Noto Sans CJK JP Regular" fo:font-size="18pt" style:font-name-asian="Noto Sans CJK JP Regular" style:font-size-asian="18pt" style:font-size-complex="18pt"/>
    </style:style>
    <style:style style:name="T3" style:family="text">
      <style:text-properties style:font-name="Noto Sans CJK JP Regular" style:font-name-asian="Noto Sans CJK JP 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0.502cm" svg:height="1.098cm" svg:x="10.6cm" svg:y="-4cm">
          <draw:text-box>
            <text:p/>
          </draw:text-box>
        </draw:frame>
        <draw:frame draw:style-name="gr2" draw:text-style-name="P3" draw:layer="layout" svg:width="20cm" svg:height="8.563cm" svg:x="4.5cm" svg:y="0.1cm">
          <draw:text-box>
            <text:p text:style-name="P2"><text:span text:style-name="T1"><text:s text:c="4"/></text:span><text:span text:style-name="T1">byte <text:s text:c="5"/>SSH_MSG_USERAUTH_REQUEST</text:span></text:p>
            <text:p text:style-name="P2"><text:span text:style-name="T1"><text:s text:c="4"/></text:span><text:span text:style-name="T1">string <text:s text:c="3"/></text:span><text:span text:style-name="T1">ユーザー名</text:span></text:p>
            <text:p text:style-name="P2"><text:span text:style-name="T1"><text:s text:c="4"/></text:span><text:span text:style-name="T1">string <text:s text:c="3"/></text:span><text:span text:style-name="T1">サービス名</text:span><text:span text:style-name="T1">("ssh-connection")</text:span></text:p>
            <text:p text:style-name="P2"><text:span text:style-name="T1"><text:s text:c="4"/></text:span><text:span text:style-name="T1">string <text:s text:c="3"/></text:span><text:span text:style-name="T1">認証メソッド名</text:span><text:span text:style-name="T1">("publickey")</text:span></text:p>
            <text:p text:style-name="P2"><text:span text:style-name="T1"><text:s text:c="4"/></text:span><text:span text:style-name="T1">boolean <text:s text:c="2"/>TRUE</text:span></text:p>
            <text:p text:style-name="P2"><text:span text:style-name="T1"><text:s text:c="4"/></text:span><text:span text:style-name="T1">string <text:s text:c="3"/></text:span><text:span text:style-name="T1">公開鍵アルゴリズム名</text:span><text:span text:style-name="T1">("ssh-rsa")</text:span></text:p>
            <text:p text:style-name="P2"><text:span text:style-name="T1"><text:s text:c="4"/></text:span><text:span text:style-name="T1">string <text:s text:c="3"/></text:span><text:span text:style-name="T1">公開鍵</text:span></text:p>
          </draw:text-box>
        </draw:frame>
        <draw:frame draw:style-name="gr3" draw:text-style-name="P5" xml:id="id2" draw:id="id2" draw:layer="layout" svg:width="20cm" svg:height="1.165cm" svg:x="4.5cm" svg:y="7.5cm">
          <draw:text-box>
            <text:p text:style-name="P4"><text:span text:style-name="T1"><text:s text:c="4"/></text:span><text:span text:style-name="T1">string <text:s text:c="3"/></text:span><text:span text:style-name="T1">署名</text:span></text:p>
          </draw:text-box>
        </draw:frame>
        <draw:custom-shape draw:style-name="gr4" draw:text-style-name="P7" xml:id="id1" draw:id="id1" draw:layer="layout" svg:width="20cm" svg:height="8cm" svg:x="4.5cm" svg:y="9.6cm">
          <text:p text:style-name="P6"><text:span text:style-name="T2"><text:s text:c="6"/></text:span><text:span text:style-name="T2">string <text:s text:c="3"/></text:span><text:span text:style-name="T2">セッション</text:span><text:span text:style-name="T2">ID</text:span></text:p>
          <text:p text:style-name="P6"><text:span text:style-name="T2"><text:s text:c="6"/></text:span><text:span text:style-name="T2">byte <text:s text:c="5"/>SSH_MSG_USERAUTH_REQUEST</text:span></text:p>
          <text:p text:style-name="P6"><text:span text:style-name="T2"><text:s text:c="6"/></text:span><text:span text:style-name="T2">string <text:s text:c="3"/></text:span><text:span text:style-name="T2">ユーザー名</text:span></text:p>
          <text:p text:style-name="P6"><text:span text:style-name="T2"><text:s text:c="6"/></text:span><text:span text:style-name="T2">string <text:s text:c="3"/></text:span><text:span text:style-name="T2">サービス名</text:span><text:span text:style-name="T2">("ssh-connection")</text:span></text:p>
          <text:p text:style-name="P6"><text:span text:style-name="T2"><text:s text:c="6"/></text:span><text:span text:style-name="T2">string <text:s text:c="3"/></text:span><text:span text:style-name="T2">認証メソッド名</text:span><text:span text:style-name="T2">("publickey")</text:span></text:p>
          <text:p text:style-name="P6"><text:span text:style-name="T2"><text:s text:c="6"/></text:span><text:span text:style-name="T2">boolean <text:s text:c="2"/>TRUE</text:span></text:p>
          <text:p text:style-name="P6"><text:span text:style-name="T2"><text:s text:c="6"/></text:span><text:span text:style-name="T2">string <text:s text:c="3"/></text:span><text:span text:style-name="T2">公開鍵アルゴリズム名</text:span><text:span text:style-name="T2">("ssh-rsa")</text:span></text:p>
          <text:p text:style-name="P6"><text:span text:style-name="T2"><text:s text:c="6"/></text:span><text:span text:style-name="T2">string <text:s text:c="3"/></text:span><text:span text:style-name="T2">公開鍵</text:span></text:p>
          <draw:enhanced-geometry svg:viewBox="0 0 21600 21600" draw:text-areas="800 800 20800 20800" draw:type="round-rectangular-callout" draw:modifiers="3912.64436778161 -1989.6512935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8" draw:layer="layout" draw:type="curve" draw:line-skew="-0.675cm" svg:x1="4.5cm" svg:y1="13.6cm" svg:x2="4.5cm" svg:y2="8.082cm" draw:start-shape="id1" draw:start-glue-point="3" draw:end-shape="id2" draw:end-glue-point="3" svg:d="M4500 13600c-1839 0-1839-5518 0-5518" svg:viewBox="0 0 1380 5519">
          <text:p/>
        </draw:connector>
        <draw:frame draw:style-name="gr6" draw:text-style-name="P9" draw:layer="layout" svg:width="1.695cm" svg:height="1.271cm" svg:x="1cm" svg:y="10.229cm">
          <draw:text-box>
            <text:p text:style-name="P4"><text:span text:style-name="T3">署名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Regular" svg:font-family="'Noto Sans CJK JP Regular'" style:font-pitch="variable"/>
    <style:font-face style:name="メイリオ3" svg:font-family="メイリオ" style:font-pitch="variable"/>
    <style:font-face style:name="メイリオ4" svg:font-family="メイリオ" style:font-adornments="レギュラー" style:font-pitch="variable"/>
    <style:font-face style:name="メイリオ2" svg:font-family="メイリオ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メイリオ1" svg:font-family="メイリオ" style:font-adornments="標準" style:font-family-generic="roman" style:font-pitch="variable"/>
    <style:font-face style:name="FreeSans" svg:font-family="FreeSans" style:font-family-generic="system" style:font-pitch="variable"/>
    <style:font-face style:name="IPA P明朝" svg:font-family="'IPA P明朝'" style:font-family-generic="system" style:font-pitch="variable"/>
    <style:font-face style:name="メイリオ5" svg:font-family="メイリオ" style:font-family-generic="system" style:font-pitch="variable"/>
    <style:font-face style:name="メイリオ6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メイリオ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left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text-outline="false" style:text-line-through-style="none" style:text-line-through-type="none" style:font-name="メイリオ2" fo:font-family="メイリオ" style:font-style-name="標準" style:font-pitch="variable" fo:text-shadow="none" style:text-underline-style="none" style:letter-kerning="true" style:font-name-asian="メイリオ4" style:font-family-asian="メイリオ" style:font-style-name-asian="レギュラー" style:font-pitch-asian="variable" style:font-name-complex="メイリオ4" style:font-family-complex="メイリオ" style:font-style-name-complex="レギュラー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3:15:08.650921865</meta:creation-date>
    <dc:date>2017-04-09T01:50:11.872058890</dc:date>
    <meta:editing-duration>PT4H51S</meta:editing-duration>
    <meta:editing-cycles>45</meta:editing-cycles>
    <meta:generator>LibreOffice/5.2.6.2$Linux_X86_64 LibreOffice_project/20m0$Build-2</meta:generator>
    <meta:document-statistic meta:object-count="6"/>
  </office:meta>
</office:document-meta>
</file>